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9ccd"/>
    </style:style>
    <style:style style:name="P2" style:family="paragraph" style:parent-style-name="Standard" style:master-page-name="Standard">
      <style:paragraph-properties fo:margin-top="0cm" fo:margin-bottom="0.199cm" loext:contextual-spacing="false" style:page-number="auto"/>
    </style:style>
    <style:style style:name="T1"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oz AB 10_G]] Sozialkunde; Arthur Benommen.</text:span></text:p>
      <text:p text:style-name="P1"><text:span text:style-name="T1">Die Sozialkunde beschäftigte sich im 10. Schuljahr mit dem Verfassungsaufbau unseres Staates, mit Parteien, Wahlen und der Demokratie in ihren Entwicklungsmöglichkeiten, wobei z. B. Systeme für Volksentscheide oder ein bedingungsloses Grundeinkommen diskutiert wurden.</text:span></text:p>
      <text:p text:style-name="Standard"/>
      <text:p text:style-name="Standard">[101] 10_G/Gym: Annegret Adelig.</text:p>
      <text:p text:style-name="P1"><text:span text:style-name="T1">Annegret beteiligte sich dabei meist rege, sehr zuverlässig und sachkundig am Unterrichtsgespräch. Die Parteienvorstellung zur CDU/CSU war bestens vorbereitet und wurde sicher dargestellt, auch für die Darstellung zum Zukunftskonzept der Volksabstimmungen war sie gut eingearbeitet. Insgesamt entsteht so ein ausgesprochen guter Lernerfolg.</text:span></text:p>
      <text:p text:style-name="Standard"/>
      <text:p text:style-name="Standard">[102] 10_G/Gym: Bertha Bunte.</text:p>
      <text:p text:style-name="P1"><text:span text:style-name="T1">Bertha beteiligte sich dabei etwas zurückhaltend, aber immer wieder auch aktiv und mit sinnvollen Beiträgen am Unterrichtsgespräch. Die Parteienvorstellung zur SPD beschränkte sich auf wichtige Personen in dieser Partei, die Darstellung zum Zukunftskonzept einer Kreislaufwirtschaft wurde zu einer – gelungenen – Betrachtung des Wirtschaftskreislaufs. Insgesamt zeigt sich also, dass sie noch deutlich wacher agieren kann, aber ein solider Lernerfolg.</text:span></text:p>
      <text:p text:style-name="Standard"/>
      <text:p text:style-name="Standard">[103] 10_G/Gym: Christian Carstensen.</text:p>
      <text:p text:style-name="P1"><text:span text:style-name="T1">Christian beteiligte sich dabei immer wieder auch aktiv und mit sinnvollen Beiträgen am Unterrichtsgespräch. Die Parteienvorstellung zur FDP war gut strukturiert, aber nicht sehr umfänglich vorbereitet, die Darstellung zum Zukunftskonzept der Volksentscheide gelang dann recht gut. Insgesamt ist also ein noch bewussterer Arbeitszugriff zu wünschen, dann wird Christian sein merkbares Sachinteresse auch in gute Lernerfolge umsetzen können.</text:span></text:p>
      <text:p text:style-name="Standard"/>
      <text:p text:style-name="Standard">[104] 10_G/Gym: David Dämmermann.</text:p>
      <text:p text:style-name="P1"><text:span text:style-name="T1">David beteiligte sich dabei neben einer unerfreulichen Häufung von Störungen durchaus auch sinnvoll und mit teils guten Gedanken am Unterrichtsgespräch. Die Parteienvorstellung zur Piratenpartei war ausgesprochen gut vorbereitet, der Vortragsfluss zeigt aber noch einen deutlichen Entwicklungsbedarf. Die Darstellung zum Zukunftskonzept von Parallelwährungen hat er nicht geleistet. Insgesamt ein recht ernüchterndes Ergebnis, das nur von einzelnen Leistungen, die zeigen, was David eigentlich leisten könnte, in einem soliden Bereich gehalten werden. An die Arbeit, es lohnt sich!</text:span></text:p>
      <text:p text:style-name="Standard"/>
      <text:p text:style-name="Standard">[111] 10_G/RS: Martin Minsky.</text:p>
      <text:p text:style-name="P1"><text:span text:style-name="T1">Martin beteiligte sich dabei durchgehend mit großem Interesse, leider aber auch immer wieder überschäumend und ohne Rücksicht auf Normalformen wie das Melden am Unterrichtsgespräch. Die Parteienvorstellung zu den „Grauen Panthern“ war gut vorbereitet und vorgetragen, die Darstellung zum Zukunftskonzept von Parallelwährungen ist rundum sehr gut gelungen. Insgesamt wird er also, je mehr er selbst die Zügel seines Auftretens in die Hand nimmt, zu einer echten Stütze und Bereicherung des Unterrichts werden.</text:span></text:p>
      <text:p text:style-name="Standard"/>
      <text:p text:style-name="Standard">[112] 10_G/RS: Nellie Nümann.</text:p>
      <text:p text:style-name="P1"><text:span text:style-name="T1">Nellie beteiligte sich dabei stets zuverlässig und mit Interesse am Unterrichtsgespräch, wobei es ihr aber nicht leicht fällt, auch abstraktere Zusammenhänge genau zu erfassen. Die Parteienvorstellung </text:span><text:soft-page-break/><text:span text:style-name="T1">zur CDU/CSU war sehr gewissenhaft vorbereitet und ist gut gelungen, die Darstellung zum Zukunftskonzept einer Kreislaufwirtschaft wurde aber zu einem – sinnvollen – Vortrag zum Wirtschaftskreislauf. So wird es insgesamt wichtig sein, dass sie weiterhin mit so viel Engagement, aber immer mehr auch mit Distanz und kühlem Verstand weiterarbeitet. Dann wird sie weiterhin ihre Kenntnisse solide ausbauen können.</text:span></text:p>
      <text:p text:style-name="Standard"/>
      <text:p text:style-name="Standard">[275] 10_G/RS: Ole Olsson.</text:p>
      <text:p text:style-name="P1"><text:span text:style-name="T1">Ole beteiligte sich dabei manchmal aktiv und rege am Unterrichtsgespräch, zu anderen Zeiten blieb er aber trotz eines deutlichen Sachinteresses ganz zurückhaltend. Die Parteienvorstellung zu den ‚Grünen’ war gründlich vorbereitet, mit dem Vortrag tat sich Ole aber recht schwer, die Darstellung zum Zukunftskonzept eines Familienwahlrechts hatte er nicht rechtzeitig fertiggestellt. Insgesamt zeigt sich, dass Ole deutlich mehr Präsenz entfalten sollte, es entsteht nur ein ausreichendes Ergebnis.</text:span></text:p>
      <text:p text:style-name="Standard"/>
      <text:p text:style-name="Standard">[201] 10_G/RS: Penelope Plaß.</text:p>
      <text:p text:style-name="P1"><text:span text:style-name="T1">Penelope beteiligte sich dabei immer wieder und im Laufe des Jahres immer regelmäßiger mit guten Beiträgen am Unterrichtsgespräch. Die Parteienvorstellung zu den „Grünen“ wurde gut vorbereitet und sicher präsentiert, die Darstellung zum Zukunftskonzept eines Familienwahlrechts ist ausgesprochen gut gelungen. Insgesamt kann man sich also auf Penelopes Lernentwicklungen, wenn sie diesen Weg weitergeht, sehr freue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start" style:justify-single-word="false" fo:orphans="2" fo:widows="2" style:writing-mode="lr-tb"/>
      <style:text-properties fo:color="#00000a" style:font-name="Times New Roman" fo:font-family="'Times New Roman'" style:font-family-generic="roman" fo:font-size="12pt" fo:language="de" fo:country="D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21:50:12</meta:creation-date>
    <dc:language>de-DE</dc:language>
    <dc:creator>mt</dc:creator>
    <dc:date>2018-03-02T16:43:00.536015924</dc:date>
    <meta:editing-cycles>5</meta:editing-cycles>
    <meta:editing-duration>PT6M45S</meta:editing-duration>
    <meta:generator>LibreOffice/6.0.2.1$Linux_X86_64 LibreOffice_project/00m0$Build-1</meta:generator>
    <meta:document-statistic meta:table-count="0" meta:image-count="0" meta:object-count="0" meta:page-count="2" meta:paragraph-count="18" meta:word-count="575" meta:character-count="4400" meta:non-whitespace-character-count="3839"/>
  </office:meta>
</office:document-meta>
</file>